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44fd4c" officeooo:paragraph-rsid="0044fd4c"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450905" officeooo:paragraph-rsid="00450905"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46ee65" officeooo:paragraph-rsid="0046ee65"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48a601" officeooo:paragraph-rsid="0048a601"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48a601" officeooo:paragraph-rsid="0048a6f2"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48fd59" officeooo:paragraph-rsid="0048fd59"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4aea2a" officeooo:paragraph-rsid="004aea2a"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4bb830" officeooo:paragraph-rsid="004bb830"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4bb830" officeooo:paragraph-rsid="004d5cff" style:font-size-asian="10.5pt" style:font-weight-asian="normal" style:font-size-complex="12pt" style:font-weight-complex="normal"/>
    </style:style>
    <style:style style:name="P10" style:family="paragraph" style:parent-style-name="Standard">
      <style:text-properties style:text-position="0% 100%" fo:font-size="14pt" fo:font-weight="bold" officeooo:rsid="0044fd4c" officeooo:paragraph-rsid="0044fd4c" style:font-size-asian="12.25pt" style:font-weight-asian="bold" style:font-size-complex="14pt" style:font-weight-complex="bold"/>
    </style:style>
    <style:style style:name="P11" style:family="paragraph" style:parent-style-name="Standard">
      <style:text-properties style:text-position="0% 100%" fo:font-size="14pt" fo:font-weight="bold" officeooo:rsid="00450905" officeooo:paragraph-rsid="00450905" style:font-size-asian="12.25pt" style:font-weight-asian="bold" style:font-size-complex="14pt" style:font-weight-complex="bold"/>
    </style:style>
    <style:style style:name="P12" style:family="paragraph" style:parent-style-name="Standard">
      <style:text-properties style:text-position="0% 100%" fo:font-size="14pt" fo:font-weight="bold" officeooo:rsid="0046ee65" officeooo:paragraph-rsid="0046ee65" style:font-size-asian="12.25pt" style:font-weight-asian="bold" style:font-size-complex="14pt" style:font-weight-complex="bold"/>
    </style:style>
    <style:style style:name="P13" style:family="paragraph" style:parent-style-name="Standard">
      <style:text-properties style:text-position="0% 100%" fo:font-size="14pt" fo:font-weight="bold" officeooo:rsid="0048a601" officeooo:paragraph-rsid="0048a601" style:font-size-asian="12.25pt" style:font-weight-asian="bold" style:font-size-complex="14pt" style:font-weight-complex="bold"/>
    </style:style>
    <style:style style:name="P14" style:family="paragraph" style:parent-style-name="Standard">
      <style:text-properties style:text-position="0% 100%" fo:font-size="14pt" fo:font-weight="bold" officeooo:rsid="0048fd59" officeooo:paragraph-rsid="0048fd59" style:font-size-asian="12.25pt" style:font-weight-asian="bold" style:font-size-complex="14pt" style:font-weight-complex="bold"/>
    </style:style>
    <style:style style:name="P15" style:family="paragraph" style:parent-style-name="Standard">
      <style:text-properties style:text-position="0% 100%" fo:font-size="14pt" fo:font-weight="bold" officeooo:rsid="004bb830" officeooo:paragraph-rsid="004bb830" style:font-size-asian="12.25pt" style:font-weight-asian="bold" style:font-size-complex="14pt" style:font-weight-complex="bold"/>
    </style:style>
    <style:style style:name="T1" style:family="text">
      <style:text-properties fo:font-size="12pt" style:font-size-asian="10.5pt" style:font-size-complex="12pt"/>
    </style:style>
    <style:style style:name="T2" style:family="text">
      <style:text-properties officeooo:rsid="0048a601"/>
    </style:style>
    <style:style style:name="T3" style:family="text">
      <style:text-properties officeooo:rsid="0048a6f2"/>
    </style:style>
    <style:style style:name="T4" style:family="text">
      <style:text-properties officeooo:rsid="004aea2a"/>
    </style:style>
    <style:style style:name="T5" style:family="text">
      <style:text-properties officeooo:rsid="004b36f2"/>
    </style:style>
    <style:style style:name="T6" style:family="text">
      <style:text-properties officeooo:rsid="004d5c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NTRY</text:p>
      <text:p text:style-name="P11">THE HEDA</text:p>
      <text:p text:style-name="P10"/>
      <text:p text:style-name="P1">Each pods entry to earth was very violent the two lighting up the early morning of eastern USA. The people who were awake saw a violent light basking the entirety of the lands in its light. Many people were oblivious to what was happening and just saw it either as a harmless thing or a very bad thing. None though have thought that it was a vessel entering the earth. None but the Heda, the commander of the coalition, or simply Lexa. Lexa knew that it was a vessel. She knew that the Spacekru have decided that it was to come home now. All this she knew for she was the Heda, the spirit of the commander was within here giving her knowledge one normally shouldn’t know. She immediately went out of her bed chamber and told the people waiting outside it to call all the ambassadors. She also told her people to watch where the vessel or vessels land and monitor the things with scouts.</text:p>
      <text:p text:style-name="P1"/>
      <text:p text:style-name="P2">With the sun rising the ambassadors came to the hall where the Heda hears any concern of the coalition.</text:p>
      <text:p text:style-name="P2">“Earlier this morning many who were awake saw the skies lit up. The two object that came down are the prophesied vessels of the Spacekru.”</text:p>
      <text:p text:style-name="P2">“you mean that myth that foretells the coming of people from the sky above? that’s merely a story Heda. You can’t be saying that it is real?” asked one of the Ambassadors.</text:p>
      <text:p text:style-name="P2">“The story is true my ambassador. This knowledge is locked deep within the flame or spirit of the commander among other things. Which makes me believe that it is true.” Lexa paused then continued.</text:p>
      <text:p text:style-name="P2">“since the vessels landed in Trikru they will be the ones mainly required to deal with them. I am alerting the twelve clans of this. I want each clan to not pursue conflict purposefully with them. Though you may deal with them as you would deal a person of the ground. I want to see what type of people have landed in our homes” announced Lexa to the people in front of her.</text:p>
      <text:p text:style-name="P2"/>
      <text:p text:style-name="P12">DROP POD (<text:span text:style-name="T1">same location the original one was)</text:span></text:p>
      <text:p text:style-name="P12">MARTINUS</text:p>
      <text:p text:style-name="P12"/>
      <text:p text:style-name="P3">Martinus felt the transport impact the ground. Checking his body and equipment he saw that it was fine. He waited a few seconds before calling out to his group to see if anyone was injured. Everyone was fortunately all right a bit dazed but in good physical state. He told everyone to grab their packs and prepare to travel, the people obeyed and immediately did what he said. He went to his pack and took his sword and wore it by putting the belt in scabbard on his shoulder carrying it like a backpack. He took the communication device given to him and checked if the people was ready to depart.</text:p>
      <text:p text:style-name="P3">“is everyone ready!?” his voice was met by multiple variation of yeses. It was still a yes nevertheless. he announced that door will be opening and opened the door. Upon going outside the people around him let out a loud cheer. To release the tension from excitement or fear he did not know. <text:span text:style-name="T2">After the short celebration Martinus checked with the Ark.</text:span></text:p>
      <text:p text:style-name="P3">“<text:span text:style-name="T2">Ark station this is Martinus come in”</text:span></text:p>
      <text:p text:style-name="P3"/>
      <text:p text:style-name="P13">THE ARK</text:p>
      <text:p text:style-name="P13"/>
      <text:p text:style-name="P4">After confirmation of landing the people waited nervously for the people on the ground to contact them. They waited a few minutes and then they heard a deep voice.</text:p>
      <text:p text:style-name="P4">“Ark station this is Martinus come in.” the people were relieved.</text:p>
      <text:p text:style-name="P4">“this is Ark station we are here tell us about the situation.” Jaha asked Martinus</text:p>
      <text:p text:style-name="P4"><text:soft-page-break/>“Everyone is fine chancellor Jaha they were only dazed by the strong impact of drop ship so overall they are fine.” Martinus replied. Jaha was about to talk again when a voice interrupted them.</text:p>
      <text:p text:style-name="P4">“Ark Station Pike here with my group everyone is OK.” Pike called in.</text:p>
      <text:p text:style-name="P5">“Ah Pike! Just in time I want you to stay there and build our would be settlement in there. You have a clearing with a radius of approximately <text:span text:style-name="T3">six hundred meters. A lake right beside you from what I observe.</text:span> <text:s/><text:span text:style-name="T3">Perfect for an agricultural people like us.</text:span>” <text:span text:style-name="T3">Jaha told Pike.</text:span></text:p>
      <text:p text:style-name="P5">“<text:span text:style-name="T3">Copy that chancellor” agreed Pike.</text:span></text:p>
      <text:p text:style-name="P5">“<text:span text:style-name="T3">Martinus you are just north east of Pike and the others since it is early in the morning I would advise you to feed everyone first and then start your journey to the others. I’ll send you the coordinates of the Exodus. You can use the map we gave you to traverse the land later after your breakfast.”</text:span></text:p>
      <text:p text:style-name="P5">“<text:span text:style-name="T3">very well chancellor” Martinus replied.</text:span></text:p>
      <text:p text:style-name="P5">“<text:span text:style-name="T3">oh by the way Martinus if you could after bringing the rest of our people to exodus could you go around each of the depots and bunkers to check for anything we could use.”</text:span></text:p>
      <text:p text:style-name="P5">“<text:span text:style-name="T3">It’s fine by me chancellor” Martinus replied and the conversation ended.</text:span></text:p>
      <text:p text:style-name="P5"/>
      <text:p text:style-name="P14">THE EXODUS(same position the Ark was in the original)</text:p>
      <text:p text:style-name="P14"/>
      <text:p text:style-name="P6"><text:span text:style-name="T5">A</text:span>fter the conversation with the Ark. Pike relayed the information to his group and he sent groups of three in a scouting mission to look around. Although the Ark could monitor where they are. The Ark didn’t have equipment to know finer details about the ground. Over an hour later one of the scouts reported being attacked by a group of people. Pike again relayed this revelation to everyone including the Ark and Martinus’ group. <text:span text:style-name="T4">Pike called the engineers he had and set up the radio and tuned it into loud speaker.</text:span></text:p>
      <text:p text:style-name="P6">“<text:span text:style-name="T4">Ark, Martinus come in I have something to tell.” Pike said to the radio</text:span></text:p>
      <text:p text:style-name="P6">“<text:span text:style-name="T4">This is Martinus” came a voice. A minute later Jaha joined in.</text:span></text:p>
      <text:p text:style-name="P6">“<text:span text:style-name="T4">this is Chancellor Jaha from the Ark what do you need to tell me?”</text:span></text:p>
      <text:p text:style-name="P6">“<text:span text:style-name="T4">Since I knew that the Ark doesn’t have a very good coverage on the ground I decided to send nine teams of three to scout the terrain for anything important. One group of mine found a mine and discovered savage humans beating and tying other humans.” the revelation shook the people in the Ark but Martinus knew that there should be human survivors and brought up the question with the chancellor a few days ago. He was told that there could possibly be no human survivors from the nuclear apocalypse. So he trusted them since he was knew to his universe and the being in the void didn’t fill his head about possible existing people in the earth.</text:span></text:p>
      <text:p text:style-name="P6">“<text:span text:style-name="T4">Pike how did your scouts describe this people” Martinus asked.</text:span></text:p>
      <text:p text:style-name="P6">“<text:span text:style-name="T4">they told me that they had a crazed look all were male however they didn’t find any woman in the group. They also used primitive weapons like a stone axe a club and such.”</text:span></text:p>
      <text:p text:style-name="P6">“<text:span text:style-name="T4">Then I think the best course of action should be to build a barricade and a watchtower”</text:span></text:p>
      <text:p text:style-name="P6">“<text:span text:style-name="T5">I think we should use an electric fence for our barricade” a voice suggested from pikes side this voice belonged to was Kyle Wick an apprentice engineer of Sinclair.</text:span></text:p>
      <text:p text:style-name="P6">“<text:span text:style-name="T5">no the electricity should be used to power lights, specially at night. I propose you build a ten foot tall wooden barricade around the camp. You should prioritize making a watch tower first. Second priority would be to build the wall you could chop up trees and make a palisade.” replied Martinus.</text:span></text:p>
      <text:p text:style-name="P6">“<text:span text:style-name="T5">it appears that I wasn’t needed here. Good work people, but pike based from the information you got there are crazy people living on the surface of the earth. If there are outcasts there should be a society not too far away. I’ll hear from you at another time bye” Jaha said.</text:span></text:p>
      <text:p text:style-name="P6">“<text:span text:style-name="T5">understood chancellor I’ll see from the scouts I sent if they find a village or something goodbye” Pike answered before ending the communication</text:span></text:p>
      <text:p text:style-name="P6"/>
      <text:p text:style-name="P15"><text:soft-page-break/>MARTINUS</text:p>
      <text:p text:style-name="P15"/>
      <text:p text:style-name="P9"><text:span text:style-name="T6">Within four hours along</text:span> the way he encountered and killed <text:span text:style-name="T6">one</text:span> boar, two dears, <text:span text:style-name="T6">one </text:span>horse and a <text:span text:style-name="T6">big cat</text:span>. He had his group carry the things he hunted. Him hunting all these animals showed to the people how much they appreciated having him lead the group. Not only did the group enjoy their journey they even found more food. </text:p>
      <text:p text:style-name="P9"><text:span text:style-name="T6">Upon reaching Exodus he saw that there was a trench dug around the camp already with a radius of approximately ninety meters. While the recommended watch tower was half done. All around he could see people working diligently, most of which were cutting trees for materials. </text:span></text:p>
      <text:p text:style-name="P8">The <text:span text:style-name="T6">people</text:span> guarding the workers while they did construction saw them Immediately and excitedly announced to everyone that they were there. Pike gave his makeshift stone axe to the guard beside him and told him to cut the tree. Pike then went to Martinus and greeted him seeing the animals that Martinus brought with them he became even more happier.</text:p>
      <text:p text:style-name="P8">“Martinus! You certainly know how to make people happy” Pike greeted Martinus. <text:span text:style-name="T6">Martinus turned to his group and told them to go ahead with him staying with Pike to have a conversation with.</text:spa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7T14:26:41.870000000</dc:date>
    <meta:editing-duration>PT1H6M14S</meta:editing-duration>
    <meta:editing-cycles>12</meta:editing-cycles>
    <meta:generator>LibreOffice/6.1.3.2$Windows_X86_64 LibreOffice_project/86daf60bf00efa86ad547e59e09d6bb77c699acb</meta:generator>
    <meta:document-statistic meta:table-count="0" meta:image-count="0" meta:object-count="0" meta:page-count="3" meta:paragraph-count="43" meta:word-count="1484" meta:character-count="8156" meta:non-whitespace-character-count="6712"/>
  </office:meta>
</office:document-meta>
</file>